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3e7" officeooo:paragraph-rsid="000853e7"/>
    </style:style>
    <style:style style:name="T1" style:family="text">
      <style:text-properties officeooo:rsid="000853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AE All<text:line-break/></text:span>[4.199090953169503, 3.9517647562495846, 4.168161581950295, 4.289414219973312, 4.405591554372771, 4.323867339923409, 4.3118334131039395, 4.506789271675669, 4.12182280564846, 4.112963446020627, 4.174394245275013, 4.33240732085275, 4.186853308085082, 4.20772810141354, 4.143903014100894, 4.176370370634619, 4.210708026331546, 4.208388957262064, 4.238810012424952, 4.130167618141928]</text:p>
      <text:p text:style-name="Standard"/>
      <text:p text:style-name="P1">MAE US</text:p>
      <text:p text:style-name="P1">[4.530490049082578, 4.189984784539114, 4.487300465809479, 4.51924481337263, 4.709074116874747, 4.578683680275817, 4.600070471387002, 4.846313341465503, 4.361648378997681, 4.3853392716853365, 4.445701236781462, 4.6547776288066816, 4.389592231003698, 4.469159748752626, 4.382580222303438, 4.467423076268117, 4.410835688722222, 4.431156871996358, 4.444455741503824, 4.405033218410409]</text:p>
      <text:p text:style-name="P1"/>
      <text:p text:style-name="P1">MAE VEC</text:p>
      <text:p text:style-name="P1">[5.379079886859733, 5.211187091744844, 5.1936282736384936, 5.113954382178025, 5.743874751991582, 5.411996839117444, 5.430634828990341, 5.5305069307739165, 5.3061618105044115, 5.3292179288283235, 5.386266364823621, 5.745596899529908, 5.229842460278139, 5.446877835442421, 5.356152783215803, 5.137745573425485, 5.601634117545694, 5.305251319858477, 5.22609327747869, 5.351463726466331]</text:p>
      <text:p text:style-name="P1"/>
      <text:p text:style-name="P1">RMSE ALL</text:p>
      <text:p text:style-name="P1">[7.727202622341723, 7.233816821922821, 8.01859737986422, 7.867471517322744, 8.446117057436739, 8.188885753765012, 8.053865922233822, 8.779197191873028, 7.751978315804865, 7.797029802028313, 7.829922389487124, 8.551306139501076, 7.8405976382123646, 8.006382764325572, 7.715637768735578, 7.846470794932594, 7.975642988955852, 8.15223754590161, 8.049435857186964, 7.736440656803587]</text:p>
      <text:p text:style-name="P1"/>
      <text:p text:style-name="P1">RMSE US</text:p>
      <text:p text:style-name="P1">[8.144543836517805, 7.537890688343666, 8.438992031512706, 8.148989149310143, 8.810263968133839, 8.51307121095149, 8.609841397660041, 9.240540607059629, 8.072126966630332, 8.297205155358236, 8.236743108192046, 9.056521708148559, 8.111435845373276, 8.421555712699824, 8.056294281918795, 8.133616748015745, 8.146010641011632, 8.458499722691961, 8.428650810505069, 8.087283731068972] </text:p>
      <text:p text:style-name="P1"/>
      <text:p text:style-name="P1">RMSE VEC</text:p>
      <text:p text:style-name="P1">[9.67088285154055, 9.384940445961627, 9.515522778939578, 9.210141758496738, 10.773393821422388, 10.180134399102434, 9.883446488072646, 10.39464713916207, 9.892082108169946, 9.938353367053228, 10.102080086704447, 10.843440271532092, 9.61803074346659, 10.248980340005007, 9.785378923861085, 9.184410848772565, 10.223668448087146, 10.114609547103989, 9.949555650553584, 9.84085432633387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7:03:11.963423524</meta:creation-date>
    <dc:date>2023-03-09T17:05:55.368231628</dc:date>
    <meta:editing-duration>PT2M44S</meta:editing-duration>
    <meta:editing-cycles>1</meta:editing-cycles>
    <meta:document-statistic meta:table-count="0" meta:image-count="0" meta:object-count="0" meta:page-count="1" meta:paragraph-count="11" meta:word-count="132" meta:character-count="2330" meta:non-whitespace-character-count="2208"/>
    <meta:generator>LibreOffice/7.3.7.2$Linux_X86_64 LibreOffice_project/30$Build-2</meta:generator>
  </office:meta>
</office:document-meta>
</file>